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3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convergence_nb_of_simulations" table:style-name="ta1">
        <table:shapes>
          <draw:frame draw:z-index="0" draw:style-name="gr1" draw:text-style-name="P1" svg:width="159.99mm" svg:height="89.99mm" svg:x="108.62mm" svg:y="1mm">
            <draw:object draw:notify-on-update-of-ranges="test_convergence_nb_of_simulations.A1:test_convergence_nb_of_simulations.A1 test_convergence_nb_of_simulations.A2:test_convergence_nb_of_simulations.A11 test_convergence_nb_of_simulations.B1:test_convergence_nb_of_simulations.B1 test_convergence_nb_of_simulations.B2:test_convergence_nb_of_simulations.B11 test_convergence_nb_of_simulations.A1:test_convergence_nb_of_simulations.A1 test_convergence_nb_of_simulations.A2:test_convergence_nb_of_simulations.A11 test_convergence_nb_of_simulations.C1:test_convergence_nb_of_simulations.C1 test_convergence_nb_of_simulations.C2:test_convergence_nb_of_simulations.C11 test_convergence_nb_of_simulations.A1:test_convergence_nb_of_simulations.A1 test_convergence_nb_of_simulations.A2:test_convergence_nb_of_simulations.A11 test_convergence_nb_of_simulations.D1:test_convergence_nb_of_simulations.D1 test_convergence_nb_of_simulations.D2:test_convergence_nb_of_simulations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bre de simulations</text:p>
          </table:table-cell>
          <table:table-cell office:value-type="string" calcext:value-type="string">
            <text:p>Prix analytique</text:p>
          </table:table-cell>
          <table:table-cell office:value-type="string" calcext:value-type="string">
            <text:p>Prix BKTG</text:p>
          </table:table-cell>
          <table:table-cell office:value-type="string" calcext:value-type="string">
            <text:p>Prix BKQE 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80.173" calcext:value-type="float">
            <text:p>480,173</text:p>
          </table:table-cell>
          <table:table-cell office:value-type="float" office:value="488.465" calcext:value-type="float">
            <text:p>488,465</text:p>
          </table:table-cell>
          <table:table-cell office:value-type="float" office:value="469.106" calcext:value-type="float">
            <text:p>469,10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480.173" calcext:value-type="float">
            <text:p>480,173</text:p>
          </table:table-cell>
          <table:table-cell office:value-type="float" office:value="494.762" calcext:value-type="float">
            <text:p>494,762</text:p>
          </table:table-cell>
          <table:table-cell office:value-type="float" office:value="479.486" calcext:value-type="float">
            <text:p>479,48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480.173" calcext:value-type="float">
            <text:p>480,173</text:p>
          </table:table-cell>
          <table:table-cell office:value-type="float" office:value="491.277" calcext:value-type="float">
            <text:p>491,277</text:p>
          </table:table-cell>
          <table:table-cell office:value-type="float" office:value="483.253" calcext:value-type="float">
            <text:p>483,25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480.173" calcext:value-type="float">
            <text:p>480,173</text:p>
          </table:table-cell>
          <table:table-cell office:value-type="float" office:value="505.249" calcext:value-type="float">
            <text:p>505,249</text:p>
          </table:table-cell>
          <table:table-cell office:value-type="float" office:value="483.746" calcext:value-type="float">
            <text:p>483,74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480.173" calcext:value-type="float">
            <text:p>480,173</text:p>
          </table:table-cell>
          <table:table-cell office:value-type="float" office:value="498.181" calcext:value-type="float">
            <text:p>498,181</text:p>
          </table:table-cell>
          <table:table-cell office:value-type="float" office:value="477.703" calcext:value-type="float">
            <text:p>477,70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480.173" calcext:value-type="float">
            <text:p>480,173</text:p>
          </table:table-cell>
          <table:table-cell office:value-type="float" office:value="506.475" calcext:value-type="float">
            <text:p>506,475</text:p>
          </table:table-cell>
          <table:table-cell office:value-type="float" office:value="481.256" calcext:value-type="float">
            <text:p>481,256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480.173" calcext:value-type="float">
            <text:p>480,173</text:p>
          </table:table-cell>
          <table:table-cell office:value-type="float" office:value="495.082" calcext:value-type="float">
            <text:p>495,082</text:p>
          </table:table-cell>
          <table:table-cell office:value-type="float" office:value="485.877" calcext:value-type="float">
            <text:p>485,877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480.173" calcext:value-type="float">
            <text:p>480,173</text:p>
          </table:table-cell>
          <table:table-cell office:value-type="float" office:value="493.781" calcext:value-type="float">
            <text:p>493,781</text:p>
          </table:table-cell>
          <table:table-cell office:value-type="float" office:value="483.172" calcext:value-type="float">
            <text:p>483,17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480.173" calcext:value-type="float">
            <text:p>480,173</text:p>
          </table:table-cell>
          <table:table-cell office:value-type="float" office:value="499.264" calcext:value-type="float">
            <text:p>499,264</text:p>
          </table:table-cell>
          <table:table-cell office:value-type="float" office:value="486.033" calcext:value-type="float">
            <text:p>486,03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80.173" calcext:value-type="float">
            <text:p>480,173</text:p>
          </table:table-cell>
          <table:table-cell office:value-type="float" office:value="499.74" calcext:value-type="float">
            <text:p>499,74</text:p>
          </table:table-cell>
          <table:table-cell office:value-type="float" office:value="483.704" calcext:value-type="float">
            <text:p>483,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2T21:35:36.037368773</dc:date>
    <meta:editing-duration>PT6M16S</meta:editing-duration>
    <meta:editing-cycles>1</meta:editing-cycles>
    <meta:document-statistic meta:table-count="1" meta:cell-count="4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1cm" svg:y="3.703cm" style:legend-expansion="high" chart:style-name="ch2"/>
        <chart:plot-area chart:style-name="ch3" table:cell-range-address="test_convergence_nb_of_simulations.A1:test_convergence_nb_of_simulations.D11" chart:data-source-has-labels="row" svg:x="0.32cm" svg:y="0.18cm" svg:width="11.741cm" svg:height="8.64cm">
          <chartooo:coordinate-region svg:x="1.127cm" svg:y="0.379cm" svg:width="10.28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convergence_nb_of_simulations.B2:test_convergence_nb_of_simulations.B11" chart:label-cell-address="test_convergence_nb_of_simulations.B1:test_convergence_nb_of_simulations.B1" chart:class="chart:scatter">
            <chart:domain table:cell-range-address="test_convergence_nb_of_simulations.A2:test_convergence_nb_of_simulations.A11"/>
            <chart:data-point chart:repeated="10"/>
          </chart:series>
          <chart:series chart:style-name="ch7" chart:values-cell-range-address="test_convergence_nb_of_simulations.C2:test_convergence_nb_of_simulations.C11" chart:label-cell-address="test_convergence_nb_of_simulations.C1:test_convergence_nb_of_simulations.C1" chart:class="chart:scatter">
            <chart:data-point chart:repeated="10"/>
          </chart:series>
          <chart:series chart:style-name="ch8" chart:values-cell-range-address="test_convergence_nb_of_simulations.D2:test_convergence_nb_of_simulations.D11" chart:label-cell-address="test_convergence_nb_of_simulations.D1:test_convergence_nb_of_simulations.D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rix analytique</text:p>
                <draw:g>
                  <svg:desc>test_convergence_nb_of_simulations.B1:test_convergence_nb_of_simulations.B1</svg:desc>
                </draw:g>
              </table:table-cell>
              <table:table-cell office:value-type="string">
                <text:p>Prix BKTG</text:p>
                <draw:g>
                  <svg:desc>test_convergence_nb_of_simulations.C1:test_convergence_nb_of_simulations.C1</svg:desc>
                </draw:g>
              </table:table-cell>
              <table:table-cell office:value-type="string">
                <text:p>Prix BKQE </text:p>
                <draw:g>
                  <svg:desc>test_convergence_nb_of_simulations.D1:test_convergence_nb_of_simulation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test_convergence_nb_of_simulations.A2:test_convergence_nb_of_simulations.A11</svg:desc>
                </draw:g>
              </table:table-cell>
              <table:table-cell office:value-type="float" office:value="480.173">
                <text:p>480.173</text:p>
                <draw:g>
                  <svg:desc>test_convergence_nb_of_simulations.B2:test_convergence_nb_of_simulations.B11</svg:desc>
                </draw:g>
              </table:table-cell>
              <table:table-cell office:value-type="float" office:value="488.465">
                <text:p>488.465</text:p>
                <draw:g>
                  <svg:desc>test_convergence_nb_of_simulations.C2:test_convergence_nb_of_simulations.C11</svg:desc>
                </draw:g>
              </table:table-cell>
              <table:table-cell office:value-type="float" office:value="469.106">
                <text:p>469.106</text:p>
                <draw:g>
                  <svg:desc>test_convergence_nb_of_simulations.D2:test_convergence_nb_of_simulations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480.173">
                <text:p>480.173</text:p>
              </table:table-cell>
              <table:table-cell office:value-type="float" office:value="494.762">
                <text:p>494.762</text:p>
              </table:table-cell>
              <table:table-cell office:value-type="float" office:value="479.486">
                <text:p>479.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480.173">
                <text:p>480.173</text:p>
              </table:table-cell>
              <table:table-cell office:value-type="float" office:value="491.277">
                <text:p>491.277</text:p>
              </table:table-cell>
              <table:table-cell office:value-type="float" office:value="483.253">
                <text:p>483.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480.173">
                <text:p>480.173</text:p>
              </table:table-cell>
              <table:table-cell office:value-type="float" office:value="505.249">
                <text:p>505.249</text:p>
              </table:table-cell>
              <table:table-cell office:value-type="float" office:value="483.746">
                <text:p>483.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480.173">
                <text:p>480.173</text:p>
              </table:table-cell>
              <table:table-cell office:value-type="float" office:value="498.181">
                <text:p>498.181</text:p>
              </table:table-cell>
              <table:table-cell office:value-type="float" office:value="477.703">
                <text:p>477.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480.173">
                <text:p>480.173</text:p>
              </table:table-cell>
              <table:table-cell office:value-type="float" office:value="506.475">
                <text:p>506.475</text:p>
              </table:table-cell>
              <table:table-cell office:value-type="float" office:value="481.256">
                <text:p>481.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480.173">
                <text:p>480.173</text:p>
              </table:table-cell>
              <table:table-cell office:value-type="float" office:value="495.082">
                <text:p>495.082</text:p>
              </table:table-cell>
              <table:table-cell office:value-type="float" office:value="485.877">
                <text:p>485.8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480.173">
                <text:p>480.173</text:p>
              </table:table-cell>
              <table:table-cell office:value-type="float" office:value="493.781">
                <text:p>493.781</text:p>
              </table:table-cell>
              <table:table-cell office:value-type="float" office:value="483.172">
                <text:p>483.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480.173">
                <text:p>480.173</text:p>
              </table:table-cell>
              <table:table-cell office:value-type="float" office:value="499.264">
                <text:p>499.264</text:p>
              </table:table-cell>
              <table:table-cell office:value-type="float" office:value="486.033">
                <text:p>486.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480.173">
                <text:p>480.173</text:p>
              </table:table-cell>
              <table:table-cell office:value-type="float" office:value="499.74">
                <text:p>499.74</text:p>
              </table:table-cell>
              <table:table-cell office:value-type="float" office:value="483.704">
                <text:p>483.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